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Arial1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75in" table:align="margins" style:writing-mode="lr-tb"/>
    </style:style>
    <style:style style:name="Table1.A" style:family="table-column">
      <style:table-column-properties style:column-width="6.9375in" style:rel-column-width="65535*"/>
    </style:style>
    <style:style style:name="Table1.A1" style:family="table-cell">
      <style:table-cell-properties fo:background-color="#e6e6e6" fo:padding="0.0382in" fo:border="0.0007in solid #000000">
        <style:background-image/>
      </style:table-cell-properties>
    </style:style>
    <style:style style:name="posts" style:family="table">
      <style:table-properties style:width="6.9375in" table:align="margins" style:writing-mode="lr-tb"/>
    </style:style>
    <style:style style:name="posts.A" style:family="table-column">
      <style:table-column-properties style:column-width="6.9375in" style:rel-column-width="65535*"/>
    </style:style>
    <style:style style:name="posts.A1" style:family="table-cell">
      <style:table-cell-properties fo:padding="0.0382in" fo:border="none"/>
    </style:style>
    <style:style style:name="packets" style:family="table">
      <style:table-properties style:width="6.8611in" table:align="margins" style:writing-mode="lr-tb"/>
    </style:style>
    <style:style style:name="packets.A" style:family="table-column">
      <style:table-column-properties style:column-width="2.3299in" style:rel-column-width="22254*"/>
    </style:style>
    <style:style style:name="packets.B" style:family="table-column">
      <style:table-column-properties style:column-width="2.2438in" style:rel-column-width="21431*"/>
    </style:style>
    <style:style style:name="packets.C" style:family="table-column">
      <style:table-column-properties style:column-width="2.2875in" style:rel-column-width="21850*"/>
    </style:style>
    <style:style style:name="packets.1" style:family="table-row">
      <style:table-row-properties style:min-row-height="0.0556in"/>
    </style:style>
    <style:style style:name="packets.A1" style:family="table-cell">
      <style:table-cell-properties fo:padding="0.0382in" fo:border="none"/>
    </style:style>
    <style:style style:name="packets.2" style:family="table-row">
      <style:table-row-properties style:min-row-height="0.2167in"/>
    </style:style>
    <style:style style:name="Table4" style:family="table">
      <style:table-properties style:width="6.8611in" table:align="margins" style:writing-mode="lr-tb"/>
    </style:style>
    <style:style style:name="Table4.A" style:family="table-column">
      <style:table-column-properties style:column-width="6.8611in" style:rel-column-width="65535*"/>
    </style:style>
    <style:style style:name="Table4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1.6807in" fo:margin-right="0in" fo:text-align="center" style:justify-single-word="false" fo:text-indent="-1.389in" style:auto-text-indent="false">
        <style:tab-stops>
          <style:tab-stop style:position="0.3193in"/>
          <style:tab-stop style:position="1.5626in"/>
        </style:tab-stops>
      </style:paragraph-properties>
    </style:style>
    <style:style style:name="P2" style:family="paragraph" style:parent-style-name="Text_20_body">
      <style:paragraph-properties fo:margin-left="1.6807in" fo:margin-right="0in" fo:text-align="start" style:justify-single-word="false" fo:text-indent="-1.389in" style:auto-text-indent="false">
        <style:tab-stops>
          <style:tab-stop style:position="0.3193in"/>
          <style:tab-stop style:position="1.5626in"/>
        </style:tab-stops>
      </style:paragraph-properties>
      <style:text-properties style:font-name="ARial" fo:font-size="10pt" fo:language="en" fo:country="US" fo:font-weight="normal" style:font-size-asian="8.75pt" style:font-weight-asian="normal" style:font-size-complex="10pt" style:font-weight-complex="normal"/>
    </style:style>
    <style:style style:name="P3" style:family="paragraph" style:parent-style-name="Text_20_body">
      <style:paragraph-properties fo:margin-left="1.6807in" fo:margin-right="0in" fo:text-align="start" style:justify-single-word="false" fo:text-indent="-1.389in" style:auto-text-indent="false">
        <style:tab-stops>
          <style:tab-stop style:position="0.3193in"/>
          <style:tab-stop style:position="1.5626in"/>
        </style:tab-stops>
      </style:paragraph-properties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language="en" fo:country="US" fo:font-weight="normal" style:font-size-asian="8.75pt" style:font-weight-asian="normal" style:font-size-complex="10pt" style:font-weight-complex="norm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2pt" fo:font-weight="normal" style:font-size-asian="2pt" style:font-weight-asian="normal" style:font-size-complex="2pt" style:font-weight-complex="normal"/>
    </style:style>
    <style:style style:name="P8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10" style:family="paragraph" style:parent-style-name="Heading_20_1">
      <style:paragraph-properties fo:text-align="center" style:justify-single-word="false"/>
      <style:text-properties style:font-name="ARial" fo:font-size="12pt" fo:language="en" fo:country="US" style:font-size-asian="12pt" style:font-size-complex="12pt"/>
    </style:style>
    <style:style style:name="P11" style:family="paragraph" style:parent-style-name="Heading_20_1">
      <style:paragraph-properties fo:background-color="transparent">
        <style:background-image/>
      </style:paragraph-properties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P12" style:family="paragraph" style:parent-style-name="Heading_20_10">
      <style:paragraph-properties fo:margin-left="1.6807in" fo:margin-right="0in" fo:text-align="start" style:justify-single-word="false" fo:text-indent="-1.389in" style:auto-text-indent="false">
        <style:tab-stops>
          <style:tab-stop style:position="0.3193in"/>
          <style:tab-stop style:position="1.5626in"/>
        </style:tab-stops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Arial1" fo:font-size="8pt" fo:language="en" fo:country="US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roup_number" text:name="group_number"/>
        <text:user-field-decl office:value-type="string" office:string-value="number" text:name="number"/>
        <text:user-field-decl office:value-type="string" office:string-value="surname" text:name="surname"/>
        <text:user-field-decl office:value-type="string" office:string-value="name" text:name="name"/>
        <text:user-field-decl office:value-type="string" office:string-value="fathername" text:name="fathername"/>
        <text:user-field-decl office:value-type="string" office:string-value="adr" text:name="adr"/>
        <text:user-field-decl office:value-type="string" office:string-value="packet_number" text:name="packet_number"/>
        <text:user-field-decl office:value-type="string" office:string-value="cur_date" text:name="cur_date"/>
        <text:user-field-decl office:value-type="string" office:string-value="post_date" text:name="post_date"/>
        <text:user-field-decl office:value-type="string" office:string-value="posts" text:name="posts"/>
        <text:user-field-decl office:value-type="string" office:string-value="t" text:name="t"/>
      </text:user-field-decls>
      <text:h text:style-name="P10" text:outline-level="1"/>
      <text:h text:style-name="P10" text:outline-level="1">Реестр выдачи экспресс-грузов</text:h>
      <text:p text:style-name="P9"/>
      <text:p text:style-name="P9"><text:s/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Группа №: <text:s/><text:user-field-get text:name="group_number">group_number</text:user-field-get></text:h>
          </table:table-cell>
        </table:table-row>
      </table:table>
      <text:h text:style-name="P12" text:outline-level="10"><text:span text:style-name="T1"><text:s/></text:span><text:span text:style-name="T1"><text:user-field-get text:name="number">number</text:user-field-get></text:span><text:span text:style-name="T1"> <text:tab/> </text:span><text:span text:style-name="T1"><text:user-field-get text:name="surname">surname</text:user-field-get></text:span><text:span text:style-name="T1"> </text:span><text:span text:style-name="T1"><text:user-field-get text:name="name">name</text:user-field-get></text:span><text:span text:style-name="T1"> </text:span><text:span text:style-name="T1"><text:user-field-get text:name="fathername">fathername</text:user-field-get></text:span><text:span text:style-name="T1">, </text:span><text:span text:style-name="T1"><text:user-field-get text:name="adr">adr</text:user-field-get></text:span></text:h>
      <table:table table:name="posts" table:style-name="posts">
        <table:table-column table:style-name="posts.A"/>
        <table:table-row>
          <table:table-cell table:style-name="posts.A1" office:value-type="string">
            <text:p text:style-name="P5"/>
          </table:table-cell>
        </table:table-row>
        <table:table-row>
          <table:table-cell table:style-name="posts.A1" office:value-type="string">
            <text:p text:style-name="Table_20_Contents"/>
            <text:p text:style-name="P1"><text:span text:style-name="T2">Отправка <text:s/></text:span><text:span text:style-name="T2"><text:user-field-get text:name="posts">posts</text:user-field-get></text:span><text:span text:style-name="T2"> <text:s text:c="14"/>от </text:span><text:span text:style-name="T2"><text:user-field-get text:name="post_date">post_date</text:user-field-get></text:span></text:p>
            <table:table table:name="packets" table:style-name="packets">
              <table:table-column table:style-name="packets.A"/>
              <table:table-column table:style-name="packets.B"/>
              <table:table-column table:style-name="packets.C"/>
              <table:table-row table:style-name="packets.1">
                <table:table-cell table:style-name="packets.A1" office:value-type="string">
                  <text:p text:style-name="P7"/>
                </table:table-cell>
                <table:table-cell table:style-name="packets.A1" office:value-type="string">
                  <text:p text:style-name="P7"/>
                </table:table-cell>
                <table:table-cell table:style-name="packets.A1" office:value-type="string">
                  <text:p text:style-name="P7"/>
                </table:table-cell>
              </table:table-row>
              <table:table-row table:style-name="packets.2">
                <table:table-cell table:style-name="packets.A1" office:value-type="string">
                  <text:p text:style-name="P8"><text:s/><text:user-field-get text:name="packet_number">packet_number</text:user-field-get> <text:s/><text:user-field-get text:name="t">t</text:user-field-get></text:p>
                </table:table-cell>
                <table:table-cell table:style-name="packets.A1" office:value-type="string">
                  <text:p text:style-name="P8">Получил:</text:p>
                </table:table-cell>
                <table:table-cell table:style-name="packets.A1" office:value-type="string">
                  <text:p text:style-name="P8"><text:user-field-get text:name="cur_date">cur_date</text:user-field-get> <text:user-field-get text:name="t">t</text:user-field-get><text:user-field-get text:name="t">t</text:user-field-get></text:p>
                </table:table-cell>
              </table:table-row>
            </table:table>
            <text:p text:style-name="P4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/>
                </table:table-cell>
              </table:table-row>
            </table:table>
            <text:p text:style-name="Text_20_body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" svg:font-family="ARial" style:font-family-generic="swiss"/>
    <style:font-face style:name="Arial1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689in" fo:text-align="justify" style:justify-single-word="false" fo:text-indent="0in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665in" fo:margin-bottom="0.0417in"/>
      <style:text-properties style:font-size-complex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1665in" fo:margin-bottom="0.0417in"/>
      <style:text-properties fo:font-style="italic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in" fo:margin-right="-0.0689in" fo:line-height="150%" fo:text-align="justify" style:justify-single-word="false" fo:text-indent="0.1972in" style:auto-text-indent="false"/>
      <style:text-properties fo:font-size="10pt" style:font-size-asian="10p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in" fo:margin-right="-0.0689in" fo:line-height="150%" fo:text-align="justify" style:justify-single-word="false" fo:text-indent="0.3937in" style:auto-text-indent="false"/>
      <style:text-properties fo:font-size="10pt" style:font-size-asian="10pt"/>
    </style:style>
    <style:style style:name="Основной_20_текст_20_21" style:display-name="Основной текст 21" style:family="paragraph" style:parent-style-name="Standard">
      <style:paragraph-properties fo:margin-left="0in" fo:margin-right="-0.0689in" fo:text-align="justify" style:justify-single-word="false" fo:text-indent="0in" style:auto-text-indent="false"/>
      <style:text-properties fo:font-size="10pt" style:font-size-asian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in" fo:margin-right="-0.0992in" fo:text-align="justify" style:justify-single-word="false" fo:text-indent="0.3937in" style:auto-text-indent="false"/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3098in" fo:margin-bottom="0.1799in" fo:margin-left="1in" fo:margin-right="0.3299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098in" fo:margin-bottom="0.1799in" fo:margin-left="0.3098in" fo:margin-right="0.3299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ДОГОВОР   БАНКОВСКОГО   СЧЕТА  №                         </dc:title>
    <meta:initial-creator>noweekoff</meta:initial-creator>
    <meta:creation-date>2009-02-09T20:40:00</meta:creation-date>
    <dc:date>2009-10-27T16:49:31</dc:date>
    <meta:editing-cycles>39</meta:editing-cycles>
    <meta:editing-duration>PT03H44M34S</meta:editing-duration>
    <meta:generator>OpenOffice.org/3.0$Linux OpenOffice.org_project/300m15$Build-9379</meta:generator>
    <meta:document-statistic meta:table-count="4" meta:image-count="0" meta:object-count="0" meta:page-count="1" meta:paragraph-count="8" meta:word-count="21" meta:character-count="169"/>
    <meta:user-defined meta:name="Info 1"/>
    <meta:user-defined meta:name="Info 2"/>
    <meta:user-defined meta:name="Info 3"/>
    <meta:user-defined meta:name="Info 4"/>
  </office:meta>
</office:document-meta>
</file>